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Sklep:</text:p>
          </table:table-cell>
          <table:table-cell office:value-type="string" calcext:value-type="string">
            <text:p>Cena(Brutto):</text:p>
          </table:table-cell>
          <table:table-cell office:value-type="string" calcext:value-type="string">
            <text:p>Link:</text:p>
          </table:table-cell>
        </table:table-row>
        <table:table-row table:style-name="ro1">
          <table:table-cell office:value-type="string" calcext:value-type="string">
            <text:p>Grove - Czujnik do pomiaru aktywności mięśni EMG</text:p>
          </table:table-cell>
          <table:table-cell office:value-type="string" calcext:value-type="string">
            <text:p>Botland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pan text:style-name="T1"><text:a xlink:href="https://botland.com.pl/grove-czujniki-medyczne/11308-grove-czujnik-do-pomiaru-aktywnosci-miesni-emg-5903351246491.html" xlink:type="simple">https://botland.com.pl/grove-czujniki-medyczne/11308-grove-czujnik-do-pomiaru-aktywnosci-miesni-emg-5903351246491.html</text:a></text:span></text:p>
          </table:table-cell>
        </table:table-row>
        <table:table-row table:style-name="ro1">
          <table:table-cell office:value-type="string" calcext:value-type="string">
            <text:p>Moduł Bluetooth 4.0 BLE - HM-10 / AT-09 – MLT-BT05</text:p>
          </table:table-cell>
          <table:table-cell office:value-type="string" calcext:value-type="string">
            <text:p>Botland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<text:a xlink:href="https://botland.com.pl/moduly-bluetooth/9515-modul-bluetooth-40-ble-hm-10-at-09-mlt-bt05-33v5v-5904422313524.html" xlink:type="simple">https://botland.com.pl/moduly-bluetooth/9515-modul-bluetooth-40-ble-hm-10-at-09-mlt-bt05-33v5v-5904422313524.html</text:a></text:p>
          </table:table-cell>
        </table:table-row>
        <table:table-row table:style-name="ro1">
          <table:table-cell office:value-type="string" calcext:value-type="string">
            <text:p>Moduł czytnika kart microSD</text:p>
          </table:table-cell>
          <table:table-cell office:value-type="string" calcext:value-type="string">
            <text:p>Botland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<text:a xlink:href="https://botland.com.pl/akcesoria-do-kart-pamieci/8230-modul-czytnika-kart-microsd-5904422311278.html" xlink:type="simple">https://botland.com.pl/akcesoria-do-kart-pamieci/8230-modul-czytnika-kart-microsd-5904422311278.html</text:a></text:p>
          </table:table-cell>
        </table:table-row>
        <table:table-row table:style-name="ro1">
          <table:table-cell office:value-type="string" calcext:value-type="string">
            <text:p>Moduł zasilający 3,3V / 5V z gniazdem DC</text:p>
          </table:table-cell>
          <table:table-cell office:value-type="string" calcext:value-type="string">
            <text:p>Botland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https://botland.com.pl/moduly-zasilajace/9420-modul-zasilajacy-33v-5v-z-gniazdem-dc-5904422313302.html</text:p>
          </table:table-cell>
        </table:table-row>
        <table:table-row table:style-name="ro1">
          <table:table-cell office:value-type="string" calcext:value-type="string">
            <text:p>Adapter wtyk DC 5,5/2,1 - wtyk klip 6F22 bateria 9V</text:p>
          </table:table-cell>
          <table:table-cell office:value-type="string" calcext:value-type="string">
            <text:p>Botland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<text:a xlink:href="https://botland.com.pl/przewody-i-zlacza-zasilajace/1369-adapter-wtyk-dc-5521-wtyk-klip-6f22-bateria-9v-5904422372514.html" xlink:type="simple">https://botland.com.pl/przewody-i-zlacza-zasilajace/1369-adapter-wtyk-dc-5521-wtyk-klip-6f22-bateria-9v-5904422372514.html</text:a></text:p>
          </table:table-cell>
        </table:table-row>
        <table:table-row table:style-name="ro1">
          <table:table-cell office:value-type="string" calcext:value-type="string">
            <text:p>Wyświetlacz LCD 2x16 znaków niebieski + konwerter I2C LCM1602</text:p>
          </table:table-cell>
          <table:table-cell office:value-type="string" calcext:value-type="string">
            <text:p>Botland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<text:a xlink:href="https://botland.com.pl/wyswietlacze-alfanumeryczne-i-graficzne/2351-wyswietlacz-lcd-2x16-znakow-niebieski-konwerter-i2c-lcm1602-5904422309244.html" xlink:type="simple">https://botland.com.pl/wyswietlacze-alfanumeryczne-i-graficzne/2351-wyswietlacz-lcd-2x16-znakow-niebieski-konwerter-i2c-lcm1602-5904422309244.html</text:a></text:p>
          </table:table-cell>
        </table:table-row>
        <table:table-row table:style-name="ro1">
          <table:table-cell office:value-type="string" calcext:value-type="string">
            <text:p>Czujnik obrotu, impulsator, enkoder z przyciskiem - Iduino SE055</text:p>
          </table:table-cell>
          <table:table-cell office:value-type="string" calcext:value-type="string">
            <text:p>Botland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https://botland.com.pl/enkodery/14273-czujnik-obrotu-impulsator-enkoder-z-przyciskiem-iduino-se055-5903351242042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ZEM: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float" office:value="275.8" calcext:value-type="float">
            <text:p>275.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DOSTAWA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teria 9V</text:p>
          </table:table-cell>
          <table:table-cell office:value-type="string" calcext:value-type="string">
            <text:p>?????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M32 (SPI+I2C+UART)</text:p>
          </table:table-cell>
          <table:table-cell table:style-name="ce1" office:value-type="string" calcext:value-type="string" table:number-columns-spanned="2" table:number-rows-spanned="1">
            <text:p>Mam programator</text:p>
          </table:table-cell>
          <table:covered-table-cell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klep:</text:p>
          </table:table-cell>
          <table:table-cell office:value-type="string" calcext:value-type="string">
            <text:p>Cena(Brutto)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21:25:32.010470418</meta:creation-date>
    <dc:date>2022-10-25T23:53:39.452335579</dc:date>
    <meta:editing-duration>PT6M56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